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tab-stops>
          <style:tab-stop style:position="0.0575in"/>
          <style:tab-stop style:position="0.1965in"/>
          <style:tab-stop style:position="3.3465in" style:type="center"/>
          <style:tab-stop style:position="7.002in" style:type="right"/>
        </style:tab-stops>
      </style:paragraph-properties>
      <style:text-properties style:font-name="Arial1" fo:font-size="10pt" officeooo:rsid="0035971a" officeooo:paragraph-rsid="0035971a" style:font-size-asian="10pt" style:font-size-complex="10pt"/>
    </style:style>
    <style:style style:name="P2" style:family="paragraph" style:parent-style-name="Text_20_body">
      <style:text-properties officeooo:paragraph-rsid="00c03cd4"/>
    </style:style>
    <style:style style:name="P3" style:family="paragraph" style:parent-style-name="Text_20_body">
      <style:text-properties officeooo:paragraph-rsid="00c03677"/>
    </style:style>
    <style:style style:name="P4" style:family="paragraph" style:parent-style-name="Text_20_body">
      <style:text-properties officeooo:paragraph-rsid="00c0ab56"/>
    </style:style>
    <style:style style:name="P5" style:family="paragraph" style:parent-style-name="Text_20_body">
      <style:paragraph-properties fo:margin-left="0.2917in" fo:margin-right="0in" fo:text-indent="0in" style:auto-text-indent="false"/>
    </style:style>
    <style:style style:name="P6" style:family="paragraph" style:parent-style-name="Text_20_body">
      <style:paragraph-properties fo:margin-left="0.5835in" fo:margin-right="0in" fo:text-indent="0in" style:auto-text-indent="false"/>
    </style:style>
    <style:style style:name="P7" style:family="paragraph" style:parent-style-name="Text_20_body">
      <style:paragraph-properties fo:margin-left="0in" fo:margin-right="0in" fo:text-indent="0in" style:auto-text-indent="false"/>
      <style:text-properties officeooo:paragraph-rsid="00cdfa37"/>
    </style:style>
    <style:style style:name="P8" style:family="paragraph" style:parent-style-name="Text_20_body">
      <style:paragraph-properties fo:margin-left="0in" fo:margin-right="0in" fo:text-indent="0in" style:auto-text-indent="false"/>
      <style:text-properties officeooo:rsid="00cdfa37" officeooo:paragraph-rsid="00cdfa37"/>
    </style:style>
    <style:style style:name="P9" style:family="paragraph" style:parent-style-name="Text_20_body">
      <style:paragraph-properties fo:margin-left="0.2917in" fo:margin-right="0in" fo:text-indent="0in" style:auto-text-indent="false"/>
      <style:text-properties officeooo:paragraph-rsid="00d58d5d"/>
    </style:style>
    <style:style style:name="P10" style:family="paragraph" style:parent-style-name="Heading_20_3">
      <style:text-properties officeooo:paragraph-rsid="00c850c0"/>
    </style:style>
    <style:style style:name="P11" style:family="paragraph" style:parent-style-name="Heading_20_3">
      <style:text-properties officeooo:paragraph-rsid="00cdfa37"/>
    </style:style>
    <style:style style:name="P12" style:family="paragraph" style:parent-style-name="Heading_20_1">
      <style:paragraph-properties fo:text-align="center" style:justify-single-word="false"/>
      <style:text-properties officeooo:rsid="00c03677" officeooo:paragraph-rsid="00c03677"/>
    </style:style>
    <style:style style:name="T1" style:family="text">
      <style:text-properties officeooo:rsid="005ce88e"/>
    </style:style>
    <style:style style:name="T2" style:family="text">
      <style:text-properties officeooo:rsid="009bbfb0"/>
    </style:style>
    <style:style style:name="T3" style:family="text">
      <style:text-properties style:font-name="Arial" officeooo:rsid="009bbfb0"/>
    </style:style>
    <style:style style:name="T4" style:family="text">
      <style:text-properties fo:font-weight="bold" style:font-weight-asian="bold" style:font-weight-complex="bold"/>
    </style:style>
    <style:style style:name="T5" style:family="text">
      <style:text-properties fo:font-weight="bold" officeooo:rsid="00c03cd4" style:font-weight-asian="bold" style:font-weight-complex="bold"/>
    </style:style>
    <style:style style:name="T6" style:family="text">
      <style:text-properties fo:font-weight="bold" officeooo:rsid="00c23014" style:font-weight-asian="bold" style:font-weight-complex="bold"/>
    </style:style>
    <style:style style:name="T7" style:family="text">
      <style:text-properties officeooo:rsid="00c03677"/>
    </style:style>
    <style:style style:name="T8" style:family="text">
      <style:text-properties officeooo:rsid="00c03cd4"/>
    </style:style>
    <style:style style:name="T9" style:family="text">
      <style:text-properties officeooo:rsid="00c0ab56"/>
    </style:style>
    <style:style style:name="T10" style:family="text">
      <style:text-properties officeooo:rsid="00c23014"/>
    </style:style>
    <style:style style:name="T11" style:family="text">
      <style:text-properties officeooo:rsid="00c524cb"/>
    </style:style>
    <style:style style:name="T12" style:family="text">
      <style:text-properties officeooo:rsid="00c5b34d"/>
    </style:style>
    <style:style style:name="T13" style:family="text">
      <style:text-properties officeooo:rsid="00c6b885"/>
    </style:style>
    <style:style style:name="T14" style:family="text">
      <style:text-properties officeooo:rsid="00c850c0"/>
    </style:style>
    <style:style style:name="T15" style:family="text">
      <style:text-properties fo:font-size="14pt" style:font-size-asian="12.25pt" style:font-size-complex="14pt"/>
    </style:style>
    <style:style style:name="T16" style:family="text">
      <style:text-properties officeooo:rsid="00ca4b35"/>
    </style:style>
    <style:style style:name="T17" style:family="text">
      <style:text-properties officeooo:rsid="00cb74db"/>
    </style:style>
    <style:style style:name="T18" style:family="text">
      <style:text-properties officeooo:rsid="00cc6a39"/>
    </style:style>
    <style:style style:name="T19" style:family="text">
      <style:text-properties officeooo:rsid="00cdfa37"/>
    </style:style>
    <style:style style:name="T20" style:family="text">
      <style:text-properties officeooo:rsid="00d04907"/>
    </style:style>
    <style:style style:name="T21" style:family="text">
      <style:text-properties officeooo:rsid="00d58d5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IFSM300 - Final Project</text:h>
      <text:h text:style-name="Heading_20_3" text:outline-level="3">Summary </text:h>
      <text:p text:style-name="P3">For this project you will experience the Systems Analysis and System Design activities <text:span text:style-name="T11">of the system development life cycle</text:span>. <text:span text:style-name="T11">By considering a business activity and applying the concepts learned in the course. The content will be presented to the class in a 15-20 minute presentation using PowerPoint slides or you may create website pages that describe your project development and present in class. You will need to create supporting graphics that may include: Entity Relationship Diagrams, Flowcharts, Data Flow Diagrams, and Critical Path Method. </text:span></text:p>
      <text:h text:style-name="Heading_20_3" text:outline-level="3"><text:span text:style-name="T15">Requirements</text:span>: </text:h>
      <text:p text:style-name="P2"><text:span text:style-name="T12">Upload</text:span> all documentation <text:span text:style-name="T13">as PDF files</text:span>, <text:span text:style-name="T13">and also powerpoint slide show, excel spreadsheets, or access database content prior to the last class</text:span>. <text:span text:style-name="T13">I will then download all content from LEO before class.</text:span></text:p>
      <text:p text:style-name="P2"/>
      <text:p text:style-name="P2"><text:span text:style-name="T8">You will need to create a</text:span> summary of your system <text:span text:style-name="T8">in the</text:span> <text:span text:style-name="T5">F</text:span><text:span text:style-name="T4">easibility </text:span><text:span text:style-name="T5">S</text:span><text:span text:style-name="T4">tudy</text:span>, and <text:span text:style-name="T4">System Design</text:span> documentation. The system can be anything for which you intend to improve the processes using a<text:span text:style-name="T8">n</text:span> Information System design. You may select any worthy project to include <text:span text:style-name="T14">your </text:span>work<text:span text:style-name="T14">place</text:span> related business process, <text:span text:style-name="T14">mentioned </text:span>case studies, <text:span text:style-name="T8">or some project you would like to do</text:span>. <text:span text:style-name="T14">For smaller projects, the Feasibility and Design documentation will be less but you would need to actually do the implementation using Microsoft Excel or Microsoft Access or create a website on GitHub.</text:span></text:p>
      <text:p text:style-name="Text_20_body"/>
      <text:h text:style-name="P10" text:outline-level="3"><text:span text:style-name="T14">Analysis Phase</text:span>: </text:h>
      <text:p text:style-name="Text_20_body">The <text:span text:style-name="T4">Feasibility Study</text:span> will describe analysis performed on an existing system to include descriptions, <text:span text:style-name="T9">a </text:span>DFD or Flowchart figure, and analysis of a current system. It should contain the following headings. </text:p>
      <text:p text:style-name="P5">1.<text:tab/>Introduction </text:p>
      <text:p text:style-name="P5">2.<text:tab/>Description of current systems </text:p>
      <text:p text:style-name="P6">2.1<text:tab/>System objectives and constraints </text:p>
      <text:p text:style-name="P6">2.2<text:tab/>Problems with current system </text:p>
      <text:p text:style-name="P5">3.<text:tab/>Expected impact of <text:span text:style-name="T16">a</text:span> new system </text:p>
      <text:p text:style-name="P6"><text:span text:style-name="T16">3</text:span>.1<text:tab/>Impact on the firm's organization structure </text:p>
      <text:p text:style-name="P6"><text:span text:style-name="T16">3</text:span>.2<text:tab/>Impact on the firm's operations </text:p>
      <text:p text:style-name="P6"><text:span text:style-name="T16">3</text:span>.3<text:tab/>Impact on the firms resources </text:p>
      <text:p text:style-name="P6"><text:span text:style-name="T16">3</text:span>.4<text:tab/>Economic and Noneconomic return </text:p>
      <text:p text:style-name="P5"><text:span text:style-name="T16">4</text:span>.<text:tab/>The <text:span text:style-name="T16">scope of </text:span>recommended system design project</text:p>
      <text:p text:style-name="P6"><text:span text:style-name="T17">4</text:span>.1<text:tab/>Tasks to be performed </text:p>
      <text:p text:style-name="P6"><text:span text:style-name="T17">4</text:span>.2<text:tab/>Human resource requirements </text:p>
      <text:p text:style-name="P6"><text:span text:style-name="T17">4</text:span>.3<text:tab/>Schedule of work </text:p>
      <text:p text:style-name="P6"><text:span text:style-name="T17">4</text:span>.4<text:tab/>Estimated cost </text:p>
      <text:p text:style-name="P5"><text:span text:style-name="T17">5</text:span>.<text:tab/>Identify end-user information needs </text:p>
      <text:p text:style-name="P9"><text:span text:style-name="T17">6</text:span>.<text:tab/>Summary</text:p>
      <text:p text:style-name="P9"/>
      <text:h text:style-name="Heading_20_3" text:outline-level="3"><text:span text:style-name="T21">Design Phase</text:span>: </text:h>
      <text:p text:style-name="P4">The <text:span text:style-name="T4">System Design</text:span> document <text:span text:style-name="T18">will</text:span> be created after analysis of current system. You will create a design that will utilize information systems to improve business processes. In some cases the business processes will be reengineered. <text:s/>Determine the processing and data that is required for the new system, and recommendations for the hardware and software to transform the data into information. You will need to produce a well documented design with figures. These <text:span text:style-name="T9">c</text:span>ould include <text:span text:style-name="T9">spreadsheet charts and tables,</text:span> Entity-Relationship Diagrams, Data Flow Diagrams, Project Schedule <text:span text:style-name="T8">describing</text:span> <text:span text:style-name="T8">Critical Path Analysis</text:span>, and a written description of what they represent. <text:s text:c="2"/></text:p>
      <text:p text:style-name="Text_20_body">Relationships and data flow <text:span text:style-name="T9">should</text:span> be clearly documented using ERD and DFD figures. Alternative solutions, evaluation of each solution, and selection of the best solution will be stated clearly in project report. </text:p>
      <text:p text:style-name="Text_20_body"><text:s text:c="2"/></text:p>
      <text:p text:style-name="Text_20_body">The <text:span text:style-name="T4">System Design</text:span> document should contain the following headings: </text:p>
      <text:p text:style-name="P5">1.<text:tab/>Introduction </text:p>
      <text:p text:style-name="P5">2.<text:tab/>System objectives and constraints </text:p>
      <text:p text:style-name="P5"><text:soft-page-break/><text:span text:style-name="T20">3.</text:span><text:tab/>Possible system alternatives </text:p>
      <text:p text:style-name="P5"><text:span text:style-name="T20">4</text:span>.<text:tab/>The recommended design project </text:p>
      <text:p text:style-name="P6"><text:span text:style-name="T20">4</text:span>.1<text:tab/>Tasks to be performed </text:p>
      <text:p text:style-name="P6"><text:span text:style-name="T20">4.</text:span>2<text:tab/>System Specifications</text:p>
      <text:p text:style-name="P6"><text:span text:style-name="T20">4</text:span>.3<text:tab/>System Design to include: DFD's, <text:span text:style-name="T20">ERD’s</text:span>, Flowcharts as needed. </text:p>
      <text:p text:style-name="P6"><text:span text:style-name="T20">4</text:span>.4<text:tab/>Human resource requirements </text:p>
      <text:p text:style-name="P6"><text:span text:style-name="T20">4</text:span>.5<text:tab/>Schedule of work </text:p>
      <text:p text:style-name="P6"><text:span text:style-name="T20">4</text:span>.6<text:tab/>Estimated cost - Create Excel spreadsheet evaluating costs </text:p>
      <text:p text:style-name="P5"><text:span text:style-name="T20">5</text:span>.<text:tab/>Expected impact of the system </text:p>
      <text:p text:style-name="P6"><text:span text:style-name="T20">5.</text:span>1<text:tab/>Impact on the firm's organization structure </text:p>
      <text:p text:style-name="P6"><text:span text:style-name="T20">5</text:span>.2<text:tab/>Impact on the firm's operations </text:p>
      <text:p text:style-name="P6"><text:span text:style-name="T20">5</text:span>.3<text:tab/>Impact on the firms resources </text:p>
      <text:p text:style-name="P5"><text:span text:style-name="T20">6</text:span>.<text:tab/>Summary</text:p>
      <text:h text:style-name="P11" text:outline-level="3"/>
      <text:h text:style-name="P11" text:outline-level="3"><text:span text:style-name="T19">Implementation Phase</text:span>: </text:h>
      <text:p text:style-name="P7">The <text:span text:style-name="T4">Implementation Phase</text:span> <text:span text:style-name="T20">is when you actually implement your design is not required for this final project. </text:span></text:p>
      <text:p text:style-name="P8">However, for smaller projects that require a simple website or can be done with Microsoft Excel or Access, then I would expect less for the Feasibility Study and Design documentation. If you chose this path then you would need to actually do the implementation using Microsoft Excel or Microsoft Access or create a website on GitHub.</text:p>
      <text:p text:style-name="P7"/>
      <text:h text:style-name="Heading_20_3" text:outline-level="3">Project <text:span text:style-name="T19">S</text:span>ubmission:</text:h>
      <text:p text:style-name="Text_20_body"><text:span text:style-name="T9">Upload</text:span> all project content <text:span text:style-name="T9">before</text:span> <text:span text:style-name="T9">the last </text:span>class <text:span text:style-name="T9">so that it will be available on the instructors computer for presentation</text:span>. Bring a PowerPoint slide show describing your efforts stored on a USB drive <text:span text:style-name="T9">in the event that we have slow Internet that inhibits download</text:span>. <text:span text:style-name="T9">If you chose to utilize a video in final presentation it must not exceed 20% of available time (3 – 4 minutes) for your presentation.</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5%" style:page-number="auto" style:shadow="none" style:writing-mode="page">
        <style:tab-stops/>
      </style:paragraph-properties>
      <style:text-properties style:font-name="Times New Roman" fo:font-family="'Times New Roman'" style:font-style-name="Regular" style:font-family-generic="roman" style:font-pitch="variable" fo:font-size="10pt" style:font-size-asian="10pt" style:font-size-complex="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writing-mode="page"/>
      <style:text-properties fo:font-size="125%" fo:font-weight="bold" style:font-size-asian="125%" style:font-weight-asian="bold" style:font-size-complex="12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auto-update="true" style:default-outline-level="3" style:class="text">
      <style:paragraph-properties fo:margin-top="0.0654in" fo:margin-bottom="0.0429in" loext:contextual-spacing="false" style:shadow="none" style:writing-mode="page"/>
      <style:text-properties fo:font-size="14pt"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0.75in"/>
        </style:list-level-properties>
      </text:list-level-style-bullet>
      <text:list-level-style-bullet text:level="3" text:bullet-char="">
        <style:list-level-properties text:list-level-position-and-space-mode="label-alignment">
          <style:list-level-label-alignment text:label-followed-by="listtab" fo:text-indent="-0.25in" fo:margin-left="1in"/>
        </style:list-level-properties>
      </text:list-level-style-bullet>
      <text:list-level-style-bullet text:level="4" text:bullet-char="">
        <style:list-level-properties text:list-level-position-and-space-mode="label-alignment">
          <style:list-level-label-alignment text:label-followed-by="listtab" fo:text-indent="-0.25in" fo:margin-left="1.25in"/>
        </style:list-level-properties>
      </text:list-level-style-bullet>
      <text:list-level-style-bullet text:level="5" text:bullet-char="">
        <style:list-level-properties text:list-level-position-and-space-mode="label-alignment">
          <style:list-level-label-alignment text:label-followed-by="listtab" fo:text-indent="-0.25in" fo:margin-left="1.5in"/>
        </style:list-level-properties>
      </text:list-level-style-bullet>
      <text:list-level-style-bullet text:level="6" text:bullet-char="">
        <style:list-level-properties text:list-level-position-and-space-mode="label-alignment">
          <style:list-level-label-alignment text:label-followed-by="listtab" fo:text-indent="-0.25in" fo:margin-left="1.75in"/>
        </style:list-level-properties>
      </text:list-level-style-bullet>
      <text:list-level-style-bullet text:level="7" text:bullet-char="">
        <style:list-level-properties text:list-level-position-and-space-mode="label-alignment">
          <style:list-level-label-alignment text:label-followed-by="listtab" fo:text-indent="-0.25in" fo:margin-left="2in"/>
        </style:list-level-properties>
      </text:list-level-style-bullet>
      <text:list-level-style-bullet text:level="8" text:bullet-char="">
        <style:list-level-properties text:list-level-position-and-space-mode="label-alignment">
          <style:list-level-label-alignment text:label-followed-by="listtab" fo:text-indent="-0.25in" fo:margin-left="2.25in"/>
        </style:list-level-properties>
      </text:list-level-style-bullet>
      <text:list-level-style-bullet text:level="9"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5in"/>
        </style:list-level-properties>
      </text:list-level-style-number>
      <text:list-level-style-number text:level="2" style:num-format="">
        <style:list-level-properties text:list-level-position-and-space-mode="label-alignment">
          <style:list-level-label-alignment text:label-followed-by="nothing" fo:margin-left="0.75in"/>
        </style:list-level-properties>
      </text:list-level-style-number>
      <text:list-level-style-number text:level="3" style:num-format="">
        <style:list-level-properties text:list-level-position-and-space-mode="label-alignment">
          <style:list-level-label-alignment text:label-followed-by="nothing" fo:margin-left="1in"/>
        </style:list-level-properties>
      </text:list-level-style-number>
      <text:list-level-style-number text:level="4" style:num-format="">
        <style:list-level-properties text:list-level-position-and-space-mode="label-alignment">
          <style:list-level-label-alignment text:label-followed-by="nothing" fo:margin-left="1.25in"/>
        </style:list-level-properties>
      </text:list-level-style-number>
      <text:list-level-style-number text:level="5" style:num-format="">
        <style:list-level-properties text:list-level-position-and-space-mode="label-alignment">
          <style:list-level-label-alignment text:label-followed-by="nothing" fo:margin-left="1.5in"/>
        </style:list-level-properties>
      </text:list-level-style-number>
      <text:list-level-style-number text:level="6" style:num-format="">
        <style:list-level-properties text:list-level-position-and-space-mode="label-alignment">
          <style:list-level-label-alignment text:label-followed-by="nothing" fo:margin-left="1.75in"/>
        </style:list-level-properties>
      </text:list-level-style-number>
      <text:list-level-style-number text:level="7" style:num-format="">
        <style:list-level-properties text:list-level-position-and-space-mode="label-alignment">
          <style:list-level-label-alignment text:label-followed-by="nothing" fo:margin-left="2in"/>
        </style:list-level-properties>
      </text:list-level-style-number>
      <text:list-level-style-number text:level="8" style:num-format="">
        <style:list-level-properties text:list-level-position-and-space-mode="label-alignment">
          <style:list-level-label-alignment text:label-followed-by="nothing" fo:margin-left="2.25in"/>
        </style:list-level-properties>
      </text:list-level-style-number>
      <text:list-level-style-number text:level="9" style:num-format="">
        <style:list-level-properties text:list-level-position-and-space-mode="label-alignment">
          <style:list-level-label-alignment text:label-followed-by="nothing"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ab-stops>
          <style:tab-stop style:position="0.0575in"/>
          <style:tab-stop style:position="0.1965in"/>
          <style:tab-stop style:position="3.3465in" style:type="center"/>
          <style:tab-stop style:position="7.002in" style:type="right"/>
        </style:tab-stops>
      </style:paragraph-properties>
      <style:text-properties style:font-name="Arial1" fo:font-size="10pt" officeooo:rsid="0035971a" officeooo:paragraph-rsid="0035971a" style:font-size-asian="10pt" style:font-size-complex="10pt"/>
    </style:style>
    <style:style style:name="MT1" style:family="text">
      <style:text-properties officeooo:rsid="005ce88e"/>
    </style:style>
    <style:style style:name="MT2" style:family="text">
      <style:text-properties officeooo:rsid="009bbfb0"/>
    </style:style>
    <style:style style:name="MT3" style:family="text">
      <style:text-properties style:font-name="Arial" officeooo:rsid="009bbfb0"/>
    </style:style>
    <style:page-layout style:name="Mpm1">
      <style:page-layout-properties fo:page-width="8.5in" fo:page-height="11in" style:num-format="1" style:print-orientation="portrait" fo:margin-top="0.6in" fo:margin-bottom="0.6in" fo:margin-left="1in" fo:margin-right="0.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IFSM300 – Final Project<text:tab/></text:span>Page <text:page-number text:select-page="current">1</text:page-number><text:s/>of <text:page-count>2</text:page-count><text:tab/><text:span text:style-name="MT2">Copyright </text:span><text:span text:style-name="MT3">©</text:span><text:span text:style-name="MT2"> 2018 R.M. Laurie</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9T20:38:16.892547000</meta:creation-date>
    <meta:generator>LibreOffice/6.0.5.2$MacOSX_X86_64 LibreOffice_project/54c8cbb85f300ac59db32fe8a675ff7683cd5a16</meta:generator>
    <dc:date>2018-11-27T13:17:00.698421000</dc:date>
    <meta:editing-duration>PT20H57M24S</meta:editing-duration>
    <meta:editing-cycles>94</meta:editing-cycles>
    <meta:document-statistic meta:table-count="0" meta:image-count="0" meta:object-count="0" meta:page-count="2" meta:paragraph-count="50" meta:word-count="701" meta:character-count="4498" meta:non-whitespace-character-count="3801"/>
  </office:meta>
</office:document-meta>
</file>